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5640528672199274357" text:style-name="L1">
        <text:list-item>
          <text:list>
            <text:list-header>
              <text:p text:style-name="P10">34.8 miles in the last week</text:p>
              <text:p text:style-name="P12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522644439648778381" text:style-name="L2">
        <text:list-item>
          <text:list>
            <text:list-header>
              <text:p text:style-name="P14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2615164" text:continue-numbering="true" text:style-name="L2">
        <text:list-item>
          <text:list>
            <text:list-header>
              <text:p text:style-name="P13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<text:span text:style-name="T3">I ran and walked on the indoor track. <text:s/>The first 2 miles I walked 120 yards during every half mile. <text:s/>For the last mile I walked 220 yards during each half mile.</text:span></text:p>
      <text:p text:style-name="P9"><text:span text:style-name="T3">Splits: 10:23, 10:26, 10:59</text:span> </text:p>
      <text:p text:style-name="P8"/>
      <text:p text:style-name="P8"/>
      <text:p text:style-name="P8"><text:s text:c="2"/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2-01T12:43:45.63</dc:date>
    <dc:creator>James Lombardi</dc:creator>
    <meta:editing-duration>PT23H52M6S</meta:editing-duration>
    <meta:editing-cycles>140</meta:editing-cycles>
    <meta:generator>OpenOffice/4.1.2$Win32 OpenOffice.org_project/412m3$Build-9782</meta:generator>
    <meta:document-statistic meta:table-count="0" meta:image-count="0" meta:object-count="0" meta:page-count="5" meta:paragraph-count="117" meta:word-count="1879" meta:character-count="9010"/>
  </office:meta>
</office:document-meta>
</file>